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306cm"/>
    </style:style>
    <style:style style:name="co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Status:</text:p>
          </table:table-cell>
          <table:table-cell office:value-type="string">
            <text:p>Opis:</text:p>
          </table:table-cell>
          <table:table-cell/>
          <table:table-cell office:value-type="string">
            <text:p>1. Sprawdzenie, czy wszystkie checkpointy działają poprawnie.</text:p>
          </table:table-cell>
          <table:table-cell table:style-name="Default"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do testów</text:p>
          </table:table-cell>
          <table:table-cell/>
          <table:table-cell table:style-name="ce1" office:value-type="string">
            <text:p>2. Animacja migaczy nie dziala jak należy. Zdarza się, że animacja zatrzymuje się, gdy migacz się powiększony.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ug</text:p>
          </table:table-cell>
          <table:table-cell/>
          <table:table-cell table:style-name="ce1" office:value-type="string">
            <text:p>3. Prawdopodobnie skrypt, który ma się wywoływać na początku programu nie robi tego (działa po uruchomieniu qmake)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do zrobienia</text:p>
          </table:table-cell>
          <table:table-cell/>
          <table:table-cell table:style-name="ce1" office:value-type="string">
            <text:p>4. Poprawienie skręcania na dużym skrzyżowaniu (sprawdzić jeszcze, gdy pojazd jedzie od wschodu).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naprawione</text:p>
          </table:table-cell>
          <table:table-cell/>
          <table:table-cell office:value-type="string">
            <text:p>5. Migacze czasami włączają się za szybko.</text:p>
          </table:table-cell>
          <table:table-cell table:style-name="Default"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6. Implementacja systemu kolizji.</text:p>
          </table:table-cell>
          <table:table-cell table:style-name="Default" office:value-type="string">
            <text:p>T</text:p>
          </table:table-cell>
        </table:table-row>
        <table:table-row table:style-name="ro1">
          <table:table-cell table:number-columns-repeated="3"/>
          <table:table-cell table:style-name="ce2" office:value-type="string">
            <text:p>7. Dodawanie sygnalizatorów przenieść do innej klasy ( skorzystać z przykładu z samochodami??)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3"/>
          <table:table-cell table:style-name="ce1" office:value-type="string">
            <text:p>8. Poprawienie grafiki (mapa)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3"/>
          <table:table-cell office:value-type="string">
            <text:p>9. Światła tylne I stopu</text:p>
          </table:table-cell>
          <table:table-cell table:style-name="Default" office:value-type="string">
            <text:p>T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08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ermar </meta:initial-creator>
    <meta:creation-date>2012-01-11T14:14:18</meta:creation-date>
    <dc:date>2012-01-13T08:34:31</dc:date>
    <dc:creator>habermar </dc:creator>
    <meta:editing-duration>PT1H15M37S</meta:editing-duration>
    <meta:editing-cycles>9</meta:editing-cycles>
    <meta:generator>LibreOffice/3.4$Linux LibreOffice_project/340m1$Build-402</meta:generator>
    <meta:document-statistic meta:table-count="3" meta:cell-count="28" meta:object-count="0"/>
  </office:meta>
</office:document-meta>
</file>